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async_B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ll of Materials for async solar charger projec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Bridge rectifier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W01G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2V Zener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EEN LED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ED LED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6KE47CA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20A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ttery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40 VAC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mperature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ED connector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 connector type B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B</text:p>
          </table:table-cell>
          <table:table-cell office:value-type="currency" office:currency="AUD" office:value="3" calcext:value-type="currency">
            <text:p>$3.00</text:p>
          </table:table-cell>
          <table:table-cell office:value-type="string" calcext:value-type="string">
            <text:p>guess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1 turns 6*1mm T130 toroid</text:p>
          </table:table-cell>
          <table:table-cell office:value-type="currency" office:currency="AUD" office:value="14" calcext:value-type="currency">
            <text:p>$14.00</text:p>
          </table:table-cell>
          <table:table-cell office:value-type="string" calcext:value-type="string">
            <text:p>toroid+wi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R2110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R2110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TMEGA328-PU</text:p>
          </table:table-cell>
          <table:table-cell office:value-type="currency" office:currency="AUD" office:value="3" calcext:value-type="currency">
            <text:p>$3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D_Micro_5V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S1307_RTC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P2307_DC-DC_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CDSerial2004</text:p>
          </table:table-cell>
          <table:table-cell office:value-type="currency" office:currency="AUD" office:value="6" calcext:value-type="currency">
            <text:p>$6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acklight control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table:style-name="ce1" office:value-type="float" office:value="180" calcext:value-type="float">
            <text:p>18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5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R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5R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table:style-name="ce1" office:value-type="float" office:value="470" calcext:value-type="float">
            <text:p>47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</text:p>
          </table:table-cell>
          <table:table-cell table:style-name="ce1" office:value-type="float" office:value="470" calcext:value-type="float">
            <text:p>47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1</text:p>
          </table:table-cell>
          <table:table-cell table:style-name="ce1" office:value-type="float" office:value="220" calcext:value-type="float">
            <text:p>22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2</text:p>
          </table:table-cell>
          <table:table-cell table:style-name="ce1" office:value-type="float" office:value="220" calcext:value-type="float">
            <text:p>22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FLA_+12V_120AH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D floodligh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LOA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lar panel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olar panel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ains Transformer</text:p>
          </table:table-cell>
          <table:table-cell office:value-type="currency" office:currency="AUD" office:value="20" calcext:value-type="currency">
            <text:p>$20.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ire &amp; hardwar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ototype circuit board</text:p>
          </table:table-cell>
          <table:table-cell table:number-columns-repeated="2"/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closur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E3:.E89])" office:value-type="currency" office:currency="AUD" office:value="74.32" calcext:value-type="currency">
            <text:p>$74.32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48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sync_BOM.A1:async_BOM.E8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22:26:57.621877958</dc:date>
    <meta:editing-duration>PT3H58M49S</meta:editing-duration>
    <meta:editing-cycles>13</meta:editing-cycles>
    <meta:generator>LibreOffice/5.4.6.2$Linux_X86_64 LibreOffice_project/40m0$Build-2</meta:generator>
    <meta:document-statistic meta:table-count="1" meta:cell-count="436" meta:object-count="0"/>
  </office:meta>
</office:document-meta>
</file>